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" fo:font-size="32pt" officeooo:rsid="000db8bd" officeooo:paragraph-rsid="000db8bd" style:font-size-asian="28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Karla" fo:font-size="32pt" officeooo:rsid="000db8bd" officeooo:paragraph-rsid="000db8bd" style:font-size-asian="28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font-name="Karla" fo:font-size="66pt" fo:letter-spacing="-0.0028in" style:text-underline-style="none" officeooo:rsid="00184a63" officeooo:paragraph-rsid="00184a63" style:font-size-asian="66pt" style:font-size-complex="66pt" style:font-relief="none"/>
    </style:style>
    <style:style style:name="P8" style:family="paragraph">
      <loext:graphic-properties draw:fill-color="#ffffff"/>
    </style:style>
    <style:style style:name="T1" style:family="text">
      <style:text-properties fo:text-transform="uppercase" fo:letter-spacing="0.278in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2" style:family="text">
      <style:text-properties fo:text-transform="uppercase" fo:letter-spacing="0.278in" fo:font-style="normal" fo:font-weight="bold" officeooo:rsid="000f8ad1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gr1" style:family="graphic">
      <style:graphic-properties svg:stroke-width="0.05in" svg:stroke-color="#000000" draw:marker-start-width="0.2138in" draw:marker-end-width="0.2138in" draw:fill-color="#ffffff" draw:textarea-horizontal-align="justify" draw:textarea-vertical-align="middle" draw:auto-grow-height="false" fo:min-height="0.989in" fo:min-width="9.5835in" fo:padding-top="0.0252in" fo:padding-bottom="0.0252in" fo:padding-left="0.0252in" fo:padding-right="0.0252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8" svg:width="9.6894in" svg:height="1.0949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"><text:span text:style-name="T2">A</text:span><text:span text:style-name="T1">CHTUNG!</text:span></text:p>
      <text:p text:style-name="P4">Alles turisten und nonteknischen lookenpeepers!</text:p>
      <text:p text:style-name="P6"/>
      <text:p text:style-name="P2">Das Komputermaschine ist nicht für der gefingerpoken und mittengraben! Oderwise ist easy to schnappen der springenwerk, blowenfusen und poppencorken mit spitzensparken.</text:p>
      <text:p text:style-name="P5"/>
      <text:p text:style-name="P1">Ist nicht für gewerken bei dummkopfen.</text:p>
      <text:p text:style-name="P1">Der rubbernecken sightseeren keepen das <text:span text:style-name="T3">schnausen</text:span>picken hander in das pockets muss.</text:p>
      <text:p text:style-name="P3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8-12T22:06:37.691238374</dc:date>
    <meta:editing-duration>P2DT18H57M10S</meta:editing-duration>
    <meta:editing-cycles>17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6" meta:word-count="50" meta:character-count="387" meta:non-whitespace-character-count="343"/>
  </office:meta>
</office:document-meta>
</file>